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lide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lide2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reator</dc:creator>
    <dc:date>2005-12-14T22:34:24.914267338</dc:date>
    <dc:description>Description</dc:description>
    <dc:subject>Subject</dc:subject>
    <dc:title>Title</dc:title>
    <dc:language>en</dc:language>
    <meta:creation-date>2000-12-14T17:46:23.377222671</meta:creation-date>
    <meta:editing-duration>PT11M6S</meta:editing-duration>
    <meta:editing-cycles>2</meta:editing-cycles>
    <meta:generator>Generator</meta:generator>
    <meta:keyword>Keyword</meta:keyword>
    <meta:keyword>Second keyword</meta:keyword>
    <meta:initial-creator>Initial creator</meta:initial-creator>
    <meta:printed-by>Printed by</meta:printed-by>
    <meta:print-date>2010-12-14T22:34:24.914267338</meta:print-date>
  </office:meta>
</office:document-meta>
</file>